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.068cm"/>
    </style:style>
    <style:style style:name="gr5" style:family="graphic" style:parent-style-name="standard">
      <style:graphic-properties svg:stroke-color="#800000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800000" fo:font-family="'Comic Sans MS'" style:font-family-generic="script" style:font-pitch="variable" fo:font-size="15pt" style:font-size-asian="15pt" style:font-size-complex="15pt"/>
    </style:style>
    <style:style style:name="P4" style:family="paragraph">
      <style:text-properties fo:color="#800000" fo:font-family="'Comic Sans MS'" style:font-family-generic="script" style:font-pitch="variable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fo:font-family="'Comic Sans MS'" style:font-family-generic="script" style:font-pitch="variable" fo:font-size="15pt" style:font-size-asian="15pt" style:font-size-complex="15pt"/>
    </style:style>
    <style:style style:name="T3" style:family="text">
      <style:text-properties fo:color="#800000" fo:font-family="'Comic Sans MS'" style:font-family-generic="script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3cm" svg:height="0.373cm" draw:transform="rotate (-1.57079632679579) translate (2.079cm 2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4.462cm 2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391cm" svg:height="0.273cm" svg:x="1.874cm" svg:y="2.716cm" svg:viewBox="0 0 2392 274" svg:d="m0 274c2153-606 2392-23 2392-23">
          <text:p/>
        </draw:path>
        <draw:custom-shape draw:style-name="gr1" draw:text-style-name="P1" draw:layer="layout" svg:width="0.373cm" svg:height="0.373cm" draw:transform="rotate (-1.57079632679579) translate (6.579cm 2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8.48cm 2.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10.579cm 2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12.18cm 2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14.218cm 2.6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16.296cm 2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.895cm" svg:height="0.111cm" svg:x="6.4cm" svg:y="2.885cm" svg:viewBox="0 0 1896 112" svg:d="m0 112c976-157 1896-106 1896-106">
          <text:p/>
        </draw:path>
        <draw:path draw:style-name="gr2" draw:text-style-name="P1" draw:layer="layout" svg:width="2.107cm" svg:height="0.217cm" svg:x="8.289cm" svg:y="2.884cm" svg:viewBox="0 0 2108 218" svg:d="m0 0c1039 50 2108 218 2108 218">
          <text:p/>
        </draw:path>
        <draw:path draw:style-name="gr2" draw:text-style-name="P1" draw:layer="layout" svg:width="1.607cm" svg:height="0.115cm" svg:x="10.391cm" svg:y="2.996cm" svg:viewBox="0 0 1608 116" svg:d="m0 100c839 69 1608-100 1608-100">
          <text:p/>
        </draw:path>
        <draw:path draw:style-name="gr2" draw:text-style-name="P1" draw:layer="layout" svg:width="2.038cm" svg:height="0.183cm" svg:x="11.992cm" svg:y="2.812cm" svg:viewBox="0 0 2039 184" svg:d="m0 184c1139-225 2039-181 2039-181">
          <text:p/>
        </draw:path>
        <draw:path draw:style-name="gr2" draw:text-style-name="P1" draw:layer="layout" svg:width="2.069cm" svg:height="0.186cm" svg:x="14.032cm" svg:y="2.815cm" svg:viewBox="0 0 2070 187" svg:d="m0 0c707 25 2070 187 2070 187">
          <text:p/>
        </draw:path>
        <draw:frame draw:style-name="gr3" draw:text-style-name="P2" draw:layer="layout" svg:width="0.942cm" svg:height="0.806cm" svg:x="2.605cm" svg:y="1.421cm">
          <draw:text-box>
            <text:p><text:span text:style-name="T1">a)</text:span></text:p>
          </draw:text-box>
        </draw:frame>
        <draw:frame draw:style-name="gr3" draw:text-style-name="P2" draw:layer="layout" svg:width="0.942cm" svg:height="0.806cm" svg:x="10.701cm" svg:y="1.421cm">
          <draw:text-box>
            <text:p><text:span text:style-name="T1">b)</text:span></text:p>
          </draw:text-box>
        </draw:frame>
        <draw:g>
          <draw:frame draw:style-name="gr4" draw:text-style-name="P3" draw:layer="layout" svg:width="0.815cm" svg:height="0.988cm" svg:x="18.147cm" svg:y="2.563cm">
            <draw:text-box>
              <text:p><text:span text:style-name="T2">x</text:span></text:p>
            </draw:text-box>
          </draw:frame>
          <draw:g>
            <draw:line draw:style-name="gr5" draw:text-style-name="P1" draw:layer="layout" svg:x1="17.497cm" svg:y1="3.109cm" svg:x2="18.227cm" svg:y2="3.109cm">
              <text:p/>
            </draw:line>
            <draw:line draw:style-name="gr5" draw:text-style-name="P1" draw:layer="layout" svg:x1="17.497cm" svg:y1="3.109cm" svg:x2="17.493cm" svg:y2="2.304cm">
              <text:p/>
            </draw:line>
          </draw:g>
          <draw:frame draw:style-name="gr6" draw:text-style-name="P4" draw:layer="layout" svg:width="0.828cm" svg:height="1.091cm" svg:x="17.153cm" svg:y="1.374cm">
            <draw:text-box>
              <text:p><text:span text:style-name="T3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Olzem</meta:initial-creator>
    <meta:creation-date>2011-04-08T10:24:13</meta:creation-date>
    <dc:date>2011-04-08T16:56:45</dc:date>
    <dc:creator>Jan Olzem</dc:creator>
    <meta:editing-duration>PT00H18M00S</meta:editing-duration>
    <meta:editing-cycles>5</meta:editing-cycles>
    <meta:generator>OpenOffice.org/3.0$Unix OpenOffice.org_project/300m21$Build-9319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